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text-properties officeooo:rsid="006905bd" officeooo:paragraph-rsid="0075ee55"/>
    </style:style>
    <style:style style:name="P21" style:family="paragraph" style:parent-style-name="Text_20_body">
      <style:text-properties officeooo:rsid="0075ee55" officeooo:paragraph-rsid="0075ee55"/>
    </style:style>
    <style:style style:name="P22" style:family="paragraph" style:parent-style-name="Text_20_body">
      <style:text-properties officeooo:rsid="0075ee55" officeooo:paragraph-rsid="0076702b"/>
    </style:style>
    <style:style style:name="P23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4" style:family="paragraph" style:parent-style-name="Text_20_body">
      <style:text-properties officeooo:rsid="0075ee55" officeooo:paragraph-rsid="00780e3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75ee55" officeooo:paragraph-rsid="00184242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5"/>
      <text:p text:style-name="P24">1<text:span text:style-name="T17">6</text:span>.09.2019 - Added chapter 7.2.8.4 Editors - 3D View - Header - Edit mode - Edge Menu.pdf</text:p>
      <text:p text:style-name="P22">1<text:span text:style-name="T16">5</text:span>.09.2019 - Added chapter 7.2.8.3 Editors - 3D View - Header - Edit Mode - Vertex Menu.pdf</text:p>
      <text:p text:style-name="P21">13.09.2019 - Added chapter 7.2.8.2 Editors - 3D View - Header - Edit mode - Mesh menu.pdf</text:p>
      <text:p text:style-name="P20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</text:span><text:soft-page-break/><text:span text:style-name="T9">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9M51S</meta:editing-duration>
    <meta:editing-cycles>96</meta:editing-cycles>
    <meta:generator>LibreOffice/6.3.0.4$Windows_X86_64 LibreOffice_project/057fc023c990d676a43019934386b85b21a9ee99</meta:generator>
    <dc:date>2019-09-16T13:23:09.397000000</dc:date>
    <meta:document-statistic meta:table-count="1" meta:image-count="0" meta:object-count="0" meta:page-count="2" meta:paragraph-count="49" meta:word-count="538" meta:character-count="3115" meta:non-whitespace-character-count="2621"/>
    <meta:template xlink:type="simple" xlink:actuate="onRequest" xlink:title="standard1cm" xlink:href="../../../../AppData/Roaming/LibreOffice/4/user/template/standard1cm.ott" meta:date="2016-03-28T18:47:57.125000000"/>
  </office:meta>
</office:document-meta>
</file>